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3ae3d" officeooo:paragraph-rsid="0013ae3d" style:font-size-asian="15.75pt" style:font-size-complex="18pt"/>
    </style:style>
    <style:style style:name="P2" style:family="paragraph" style:parent-style-name="Standard">
      <style:text-properties fo:font-size="12pt" officeooo:rsid="0013ae3d" officeooo:paragraph-rsid="0013ae3d" style:font-size-asian="10.5pt" style:font-size-complex="12pt"/>
    </style:style>
    <style:style style:name="P3" style:family="paragraph" style:parent-style-name="Standard" style:list-style-name="L1">
      <style:text-properties fo:font-size="12pt" officeooo:rsid="0013ae3d" officeooo:paragraph-rsid="0013ae3d" style:font-size-asian="10.5pt" style:font-size-complex="12pt"/>
    </style:style>
    <style:style style:name="P4" style:family="paragraph" style:parent-style-name="Standard" style:list-style-name="L1">
      <style:text-properties fo:font-size="12pt" officeooo:rsid="00140951" officeooo:paragraph-rsid="00140951" style:font-size-asian="10.5pt" style:font-size-complex="12pt"/>
    </style:style>
    <style:style style:name="P5" style:family="paragraph" style:parent-style-name="Standard" style:list-style-name="L1">
      <style:text-properties fo:font-size="12pt" officeooo:rsid="0015d8f6" officeooo:paragraph-rsid="0015d8f6" style:font-size-asian="10.5pt" style:font-size-complex="12pt"/>
    </style:style>
    <style:style style:name="P6" style:family="paragraph" style:parent-style-name="Standard">
      <style:text-properties fo:font-size="12pt" officeooo:rsid="0015d8f6" officeooo:paragraph-rsid="0015d8f6" style:font-size-asian="10.5pt" style:font-size-complex="12pt"/>
    </style:style>
    <style:style style:name="P7" style:family="paragraph" style:parent-style-name="Standard" style:list-style-name="L1">
      <style:text-properties fo:font-size="12pt" officeooo:rsid="001a155f" officeooo:paragraph-rsid="001a155f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0951" style:font-weight-asian="normal" style:font-weight-complex="normal"/>
    </style:style>
    <style:style style:name="T4" style:family="text">
      <style:text-properties fo:font-weight="normal" officeooo:rsid="0015d8f6" style:font-weight-asian="normal" style:font-weight-complex="normal"/>
    </style:style>
    <style:style style:name="T5" style:family="text">
      <style:text-properties fo:font-weight="normal" officeooo:rsid="001a155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line:</text:p>
      <text:p text:style-name="P2"/>
      <text:list xml:id="list3819673156710389239" text:style-name="L1">
        <text:list-item>
          <text:p text:style-name="P3">How many people know how neural networks work?</text:p>
        </text:list-item>
        <text:list-item>
          <text:p text:style-name="P3">Please raise your hand at any point if you are confused about something.</text:p>
        </text:list-item>
      </text:list>
      <text:p text:style-name="P2"/>
      <text:list xml:id="list172557139241417" text:continue-numbering="true" text:style-name="L1">
        <text:list-item>
          <text:p text:style-name="P3">Today I am going to be talking about a type of neural networks known as Convolutional Neural Networks – also known as CNNs</text:p>
        </text:list-item>
        <text:list-item>
          <text:p text:style-name="P3">First a bit of history (slide #2)</text:p>
          <text:list>
            <text:list-item>
              <text:p text:style-name="P3">Neural networks actually date back to the 1940's</text:p>
            </text:list-item>
            <text:list-item>
              <text:p text:style-name="P3">In 1958 Frank Rosenblatt developed the perceptron</text:p>
              <text:list>
                <text:list-item>
                  <text:p text:style-name="P3">the perceptron paved the way for the modern neural network</text:p>
                </text:list-item>
              </text:list>
            </text:list-item>
            <text:list-item>
              <text:p text:style-name="P3">In 1975 Paul Werbos developed the backpropagation of error function</text:p>
              <text:list>
                <text:list-item>
                  <text:p text:style-name="P3">backpropagation is an algorithm that teaches the network </text:p>
                </text:list-item>
              </text:list>
            </text:list-item>
            <text:list-item>
              <text:p text:style-name="P3">In the last decade deep learning has arisen</text:p>
              <text:list>
                <text:list-item>
                  <text:p text:style-name="P3">Deep learning is a branch of artificial neural networks where the networks contain a very large number of trainable parameters</text:p>
                </text:list-item>
                <text:list-item>
                  <text:p text:style-name="P3">This is thanks to Big Data and cheap hardware</text:p>
                </text:list-item>
              </text:list>
            </text:list-item>
            <text:list-item>
              <text:p text:style-name="P3">Deep learning has many uses, but here are a few of them (bullets on slide)</text:p>
            </text:list-item>
          </text:list>
        </text:list-item>
        <text:list-item>
          <text:p text:style-name="P3">Before I get into CNNs, I want to provide a basic understanding of neural networks (slide #3)</text:p>
          <text:list>
            <text:list-item>
              <text:p text:style-name="P3">Neural networks are <text:span text:style-name="T1">loosely</text:span><text:span text:style-name="T2"> inspired by biological processes</text:span></text:p>
            </text:list-item>
            <text:list-item>
              <text:p text:style-name="P3"><text:span text:style-name="T2">The networks are composed of trainable parameters – weights and biases</text:span></text:p>
            </text:list-item>
            <text:list-item>
              <text:p text:style-name="P3"><text:span text:style-name="T2">The diagram to the upper right is an example of a muiltilayer perceptron</text:span></text:p>
              <text:list>
                <text:list-item>
                  <text:p text:style-name="P3"><text:span text:style-name="T2">there are three input values for layer 1: x1, x2, x3</text:span></text:p>
                </text:list-item>
                <text:list-item>
                  <text:p text:style-name="P3"><text:span text:style-name="T2">each input node is connected to all the nodes in layer 2</text:span></text:p>
                </text:list-item>
                <text:list-item>
                  <text:p text:style-name="P3"><text:span text:style-name="T2">each connection between layers contains a trainable weight</text:span></text:p>
                </text:list-item>
              </text:list>
            </text:list-item>
            <text:list-item>
              <text:p text:style-name="P3"><text:span text:style-name="T2">The equations in the bottom </text:span><text:span text:style-name="T3">right</text:span><text:span text:style-name="T2"> show how the network computes the final output value</text:span></text:p>
              <text:list>
                <text:list-item>
                  <text:p text:style-name="P4"><text:span text:style-name="T2">take a look at node a1 as an example</text:span></text:p>
                </text:list-item>
                <text:list-item>
                  <text:p text:style-name="P4"><text:span text:style-name="T2">you'll notice that each of the three input values is multiplied by a unique weight</text:span></text:p>
                </text:list-item>
                <text:list-item>
                  <text:p text:style-name="P4"><text:span text:style-name="T2">then all the inputs multiplied by weights are summed </text:span></text:p>
                </text:list-item>
                <text:list-item>
                  <text:p text:style-name="P4"><text:span text:style-name="T2">the bias is also summed</text:span></text:p>
                </text:list-item>
                <text:list-item>
                  <text:p text:style-name="P4"><text:span text:style-name="T2">the output of the summation is then passed through a function</text:span></text:p>
                  <text:list>
                    <text:list-item>
                      <text:p text:style-name="P4"><text:span text:style-name="T2">this is called an activation function </text:span></text:p>
                    </text:list-item>
                    <text:list-item>
                      <text:p text:style-name="P4"><text:span text:style-name="T2">the graph to the bottom left shows a few activation functions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2">That's the basics of neural networks</text:span></text:p>
              <text:list>
                <text:list-item>
                  <text:p text:style-name="P4"><text:span text:style-name="T2">weights, biases, and activation functions </text:span></text:p>
                </text:list-item>
              </text:list>
            </text:list-item>
            <text:list-item>
              <text:p text:style-name="P4"><text:span text:style-name="T2">Again, the network learns through backpropagation</text:span></text:p>
            </text:list-item>
            <text:list-item>
              <text:p text:style-name="P4"><text:span text:style-name="T2">And typically parameters are optimized through stochastic gradient descent</text:span></text:p>
            </text:list-item>
          </text:list>
        </text:list-item>
        <text:list-item>
          <text:p text:style-name="P4"><text:span text:style-name="T2">Now CNNs (slide #4)</text:span></text:p>
          <text:list>
            <text:list-item>
              <text:p text:style-name="P4"><text:span text:style-name="T5">T</text:span><text:span text:style-name="T2">he main component </text:span><text:span text:style-name="T5">of a CNN </text:span><text:span text:style-name="T2">is the convolutional layer</text:span></text:p>
            </text:list-item>
            <text:list-item>
              <text:p text:style-name="P4"><text:span text:style-name="T2">I want to take my time and make sure everyone understands how convolutional layers work</text:span></text:p>
            </text:list-item>
            <text:list-item>
              <text:p text:style-name="P4"><text:span text:style-name="T2">Conv layers are constructed using receptive fields</text:span></text:p>
            </text:list-item>
            <text:list-item>
              <text:p text:style-name="P4"><text:span text:style-name="T2">For this part I would like to draw on the board, and then come back to the slides</text:span></text:p>
            </text:list-item>
            <text:list-item>
              <text:p text:style-name="P4"><text:span text:style-name="T2">(for this part I will draw on the board)</text:span></text:p>
              <text:list>
                <text:list-item>
                  <text:p text:style-name="P4"><text:span text:style-name="T2">CNNs are almost exclusively used for image processing</text:span></text:p>
                </text:list-item>
                <text:list-item>
                  <text:p text:style-name="P4"><text:span text:style-name="T2">So here's an input image (draw square on the board)</text:span></text:p>
                </text:list-item>
                <text:list-item>
                  <text:p text:style-name="P4"><text:soft-page-break/><text:span text:style-name="T2">And here's a receptive field (draw a square withing the image square)</text:span></text:p>
                  <text:list>
                    <text:list-item>
                      <text:p text:style-name="P4"><text:span text:style-name="T2">receptive fields can be of any size – a tunable hyperparameter</text:span></text:p>
                    </text:list-item>
                    <text:list-item>
                      <text:p text:style-name="P4"><text:span text:style-name="T2">receptive fields are composed of weights – just like the connections from the multilayer perceptron</text:span></text:p>
                    </text:list-item>
                  </text:list>
                </text:list-item>
                <text:list-item>
                  <text:p text:style-name="P4"><text:span text:style-name="T2">The same receptive field – the same weights – are used across the entire input image</text:span></text:p>
                </text:list-item>
                <text:list-item>
                  <text:p text:style-name="P4"><text:span text:style-name="T2">Here's the output feature channel (draw a separate square)</text:span></text:p>
                </text:list-item>
                <text:list-item>
                  <text:p text:style-name="P4"><text:span text:style-name="T2">The output feature channel is constructed by marching the receptive field across the entire input image</text:span></text:p>
                  <text:list>
                    <text:list-item>
                      <text:p text:style-name="P4"><text:span text:style-name="T2">each pixel in the output feature channel is the result of the dot product between the receptive field weights and the </text:span><text:span text:style-name="T4">pixels enclosed by the current position of the receptive field</text:span></text:p>
                    </text:list-item>
                  </text:list>
                </text:list-item>
                <text:list-item>
                  <text:p text:style-name="P5"><text:span text:style-name="T2">Here's is the output pixel for the first position (draw a point in the output feature channel)</text:span></text:p>
                </text:list-item>
                <text:list-item>
                  <text:p text:style-name="P5"><text:span text:style-name="T2">Next the receptive field marches over to the next position on the input image</text:span></text:p>
                </text:list-item>
                <text:list-item>
                  <text:p text:style-name="P5"><text:span text:style-name="T2">Then the network takes the dot product between the weights and the pixels in the input image, and outputs the next pixel (draw the next point in the output feature)</text:span></text:p>
                </text:list-item>
                <text:list-item>
                  <text:p text:style-name="P5"><text:span text:style-name="T2">The receptive field continues marching over the entire input image</text:span></text:p>
                </text:list-item>
                <text:list-item>
                  <text:p text:style-name="P5"><text:span text:style-name="T2">...does this make sense to everyone so far?</text:span></text:p>
                </text:list-item>
                <text:list-item>
                  <text:p text:style-name="P5"><text:span text:style-name="T2">(if not, ask what doesn't make sense, and answer questions)</text:span></text:p>
                </text:list-item>
                <text:list-item>
                  <text:p text:style-name="P5"><text:span text:style-name="T2">What I've shown you so far produces a single output feature channel</text:span></text:p>
                </text:list-item>
                <text:list-item>
                  <text:p text:style-name="P5"><text:span text:style-name="T2">However, we can introduce a new receptive field, with new weights and produce another output channel</text:span></text:p>
                </text:list-item>
                <text:list-item>
                  <text:p text:style-name="P5"><text:span text:style-name="T2">We can have n receptive fields, and the output feature map would have n feature channels</text:span></text:p>
                </text:list-item>
                <text:list-item>
                  <text:p text:style-name="P5"><text:span text:style-name="T2">...does this make sense to everyone?</text:span></text:p>
                </text:list-item>
                <text:list-item>
                  <text:p text:style-name="P5"><text:span text:style-name="T2">(if not, ask what doesn't make sense, and answer questions)</text:span></text:p>
                </text:list-item>
              </text:list>
            </text:list-item>
            <text:list-item>
              <text:p text:style-name="P5"><text:span text:style-name="T2">Okay now I want to pull the projector back down and show you a great visualization of a convolutional layer </text:span></text:p>
            </text:list-item>
            <text:list-item>
              <text:p text:style-name="P5"><text:span text:style-name="T2">go to Stanford's CS231n page and show the gif</text:span></text:p>
            </text:list-item>
          </text:list>
        </text:list-item>
        <text:list-item>
          <text:p text:style-name="P7"><text:span text:style-name="T2">Recap on how the network learns </text:span></text:p>
        </text:list-item>
        <text:list-item>
          <text:p text:style-name="P7"><text:span text:style-name="T2">If time permits, then I will briefly go over a few other building blocks of CNNs</text:span></text:p>
          <text:list>
            <text:list-item>
              <text:list>
                <text:list-header>
                  <text:p text:style-name="P5"><text:span text:style-name="T2"/></text:p>
                </text:list-header>
              </text:list>
            </text:list-item>
          </text:list>
        </text:list-item>
      </text:list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5:15:31.603113505</meta:creation-date>
    <dc:date>2016-11-21T17:25:55.026325827</dc:date>
    <meta:editing-duration>PT1H23M3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64" meta:word-count="782" meta:character-count="4221" meta:non-whitespace-character-count="3553"/>
  </office:meta>
</office:document-meta>
</file>